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3161in"/>
    </style:style>
    <style:style style:name="co3" style:family="table-column">
      <style:table-column-properties fo:break-before="auto" style:column-width="3.2228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column table:style-name="co1" table:default-cell-style-name="ce1"/>
        <table:table-row table:style-name="ro1"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RECORDTYPEID</text:p>
          </table:table-cell>
          <table:table-cell office:value-type="string">
            <text:p>PRODUCT_NAME__C</text:p>
          </table:table-cell>
          <table:table-cell office:value-type="string">
            <text:p>PRODUCTTYPE__C</text:p>
          </table:table-cell>
          <table:table-cell office:value-type="string">
            <text:p>PRODUCT_MANUFACTURER__C</text:p>
          </table:table-cell>
          <table:table-cell office:value-type="string">
            <text:p>IS_ACTIVE__C</text:p>
          </table:table-cell>
          <table:table-cell office:value-type="string">
            <text:p>INVESTMENT_TYPE__C</text:p>
          </table:table-cell>
          <table:table-cell table:style-name="Default" office:value-type="string">
            <text:p>IS_RECOMMENDED__C</text:p>
          </table:table-cell>
        </table:table-row>
        <table:table-row table:style-name="ro1">
          <table:table-cell office:value-type="string">
            <text:p>a1RW000000015i8MAA</text:p>
          </table:table-cell>
          <table:table-cell office:value-type="string">
            <text:p>PRD-002899</text:p>
          </table:table-cell>
          <table:table-cell office:value-type="string">
            <text:p>012W00000004QVmIAM</text:p>
          </table:table-cell>
          <table:table-cell office:value-type="string">
            <text:p>Axis Equity Fund</text:p>
          </table:table-cell>
          <table:table-cell office:value-type="string">
            <text:p>Mutual Fund</text:p>
          </table:table-cell>
          <table:table-cell office:value-type="string">
            <text:p>a1QW00000001FvAMAU</text:p>
          </table:table-cell>
          <table:table-cell office:value-type="string">
            <text:p>true</text:p>
          </table:table-cell>
          <table:table-cell office:value-type="string">
            <text:p>SIP</text:p>
          </table:table-cell>
          <table:table-cell office:value-type="boolean" office:boolean-value="true">
            <text:p>TRUE</text:p>
          </table:table-cell>
        </table:table-row>
        <table:table-row table:style-name="ro1">
          <table:table-cell office:value-type="string">
            <text:p>a1RW000000015gBMAQ</text:p>
          </table:table-cell>
          <table:table-cell office:value-type="string">
            <text:p>PRD-002828</text:p>
          </table:table-cell>
          <table:table-cell office:value-type="string">
            <text:p>012W00000004QVmIAM</text:p>
          </table:table-cell>
          <table:table-cell office:value-type="string">
            <text:p>Axis Gold ETF Growth</text:p>
          </table:table-cell>
          <table:table-cell office:value-type="string">
            <text:p>Mutual Fund</text:p>
          </table:table-cell>
          <table:table-cell office:value-type="string">
            <text:p>a1QW00000001FvAMAU</text:p>
          </table:table-cell>
          <table:table-cell office:value-type="string">
            <text:p>true</text:p>
          </table:table-cell>
          <table:table-cell office:value-type="string">
            <text:p>Lumpsum</text:p>
          </table:table-cell>
          <table:table-cell office:value-type="boolean" office:boolean-value="2">
            <text:p>TRUE</text:p>
          </table:table-cell>
        </table:table-row>
        <table:table-row table:style-name="ro1">
          <table:table-cell office:value-type="string">
            <text:p>a1RW000000015gCMAQ</text:p>
          </table:table-cell>
          <table:table-cell office:value-type="string">
            <text:p>PRD-002829</text:p>
          </table:table-cell>
          <table:table-cell office:value-type="string">
            <text:p>012W00000004QVmIAM</text:p>
          </table:table-cell>
          <table:table-cell office:value-type="string">
            <text:p>Axis Money Manager Fund</text:p>
          </table:table-cell>
          <table:table-cell office:value-type="string">
            <text:p>Mutual Fund</text:p>
          </table:table-cell>
          <table:table-cell office:value-type="string">
            <text:p>a1QW00000001FvAMAU</text:p>
          </table:table-cell>
          <table:table-cell office:value-type="string">
            <text:p>true</text:p>
          </table:table-cell>
          <table:table-cell office:value-type="string">
            <text:p>Lumpsum</text:p>
          </table:table-cell>
          <table:table-cell office:value-type="boolean" office:boolean-value="3">
            <text:p>TRUE</text:p>
          </table:table-cell>
        </table:table-row>
        <table:table-row table:style-name="ro1">
          <table:table-cell office:value-type="string">
            <text:p>a1RW000000015gDMAQ</text:p>
          </table:table-cell>
          <table:table-cell office:value-type="string">
            <text:p>PRD-002830</text:p>
          </table:table-cell>
          <table:table-cell office:value-type="string">
            <text:p>012W00000004QVmIAM</text:p>
          </table:table-cell>
          <table:table-cell office:value-type="string">
            <text:p>Axis Treasury Advantage Fund</text:p>
          </table:table-cell>
          <table:table-cell office:value-type="string">
            <text:p>Mutual Fund</text:p>
          </table:table-cell>
          <table:table-cell office:value-type="string">
            <text:p>a1QW00000001FvAMAU</text:p>
          </table:table-cell>
          <table:table-cell office:value-type="string">
            <text:p>true</text:p>
          </table:table-cell>
          <table:table-cell office:value-type="string">
            <text:p>Lumpsum</text:p>
          </table:table-cell>
          <table:table-cell office:value-type="boolean" office:boolean-value="4">
            <text:p>TRUE</text:p>
          </table:table-cell>
        </table:table-row>
        <table:table-row table:style-name="ro1">
          <table:table-cell office:value-type="string">
            <text:p>a1RW000000015i9MAA</text:p>
          </table:table-cell>
          <table:table-cell office:value-type="string">
            <text:p>PRD-002900</text:p>
          </table:table-cell>
          <table:table-cell office:value-type="string">
            <text:p>012W00000004QVmIAM</text:p>
          </table:table-cell>
          <table:table-cell office:value-type="string">
            <text:p>AXIS Treasury Advantage Fund</text:p>
          </table:table-cell>
          <table:table-cell office:value-type="string">
            <text:p>Mutual Fund</text:p>
          </table:table-cell>
          <table:table-cell office:value-type="string">
            <text:p>a1QW00000001FvAMAU</text:p>
          </table:table-cell>
          <table:table-cell office:value-type="string">
            <text:p>true</text:p>
          </table:table-cell>
          <table:table-cell office:value-type="string">
            <text:p>SIP</text:p>
          </table:table-cell>
          <table:table-cell office:value-type="boolean" office:boolean-value="5">
            <text:p>TRUE</text:p>
          </table:table-cell>
        </table:table-row>
        <table:table-row table:style-name="ro1">
          <table:table-cell office:value-type="string">
            <text:p>a1RW000000015iAMAQ</text:p>
          </table:table-cell>
          <table:table-cell office:value-type="string">
            <text:p>PRD-002901</text:p>
          </table:table-cell>
          <table:table-cell office:value-type="string">
            <text:p>012W00000004QVmIAM</text:p>
          </table:table-cell>
          <table:table-cell office:value-type="string">
            <text:p>Axis Triple Advantage Fund</text:p>
          </table:table-cell>
          <table:table-cell office:value-type="string">
            <text:p>Mutual Fund</text:p>
          </table:table-cell>
          <table:table-cell office:value-type="string">
            <text:p>a1QW00000001FvAMAU</text:p>
          </table:table-cell>
          <table:table-cell office:value-type="string">
            <text:p>true</text:p>
          </table:table-cell>
          <table:table-cell office:value-type="string">
            <text:p>SIP</text:p>
          </table:table-cell>
          <table:table-cell office:value-type="boolean" office:boolean-value="6">
            <text:p>TRUE</text:p>
          </table:table-cell>
        </table:table-row>
        <table:table-row table:style-name="ro1">
          <table:table-cell office:value-type="string">
            <text:p>a1RW000000015iBMAQ</text:p>
          </table:table-cell>
          <table:table-cell office:value-type="string">
            <text:p>PRD-002902</text:p>
          </table:table-cell>
          <table:table-cell office:value-type="string">
            <text:p>012W00000004QVmIAM</text:p>
          </table:table-cell>
          <table:table-cell office:value-type="string">
            <text:p>Birla Sun Life Dividend Yield Plus - Growth</text:p>
          </table:table-cell>
          <table:table-cell office:value-type="string">
            <text:p>Mutual Fund</text:p>
          </table:table-cell>
          <table:table-cell office:value-type="string">
            <text:p>a1QW00000001FuOMAU</text:p>
          </table:table-cell>
          <table:table-cell office:value-type="string">
            <text:p>true</text:p>
          </table:table-cell>
          <table:table-cell office:value-type="string">
            <text:p>SIP</text:p>
          </table:table-cell>
          <table:table-cell office:value-type="boolean" office:boolean-value="7">
            <text:p>TRUE</text:p>
          </table:table-cell>
        </table:table-row>
        <table:table-row table:style-name="ro1">
          <table:table-cell office:value-type="string">
            <text:p>a1RW000000015gGMAQ</text:p>
          </table:table-cell>
          <table:table-cell office:value-type="string">
            <text:p>PRD-002833</text:p>
          </table:table-cell>
          <table:table-cell office:value-type="string">
            <text:p>012W00000004QVmIAM</text:p>
          </table:table-cell>
          <table:table-cell office:value-type="string">
            <text:p>Birla Sun Life Dynamic Bond Fund</text:p>
          </table:table-cell>
          <table:table-cell office:value-type="string">
            <text:p>Mutual Fund</text:p>
          </table:table-cell>
          <table:table-cell office:value-type="string">
            <text:p>a1QW00000001FuOMAU</text:p>
          </table:table-cell>
          <table:table-cell office:value-type="string">
            <text:p>true</text:p>
          </table:table-cell>
          <table:table-cell office:value-type="string">
            <text:p>Lumpsum</text:p>
          </table:table-cell>
          <table:table-cell office:value-type="boolean" office:boolean-value="8">
            <text:p>TRUE</text:p>
          </table:table-cell>
        </table:table-row>
        <table:table-row table:style-name="ro1">
          <table:table-cell office:value-type="string">
            <text:p>a1RW000000015gIMAQ</text:p>
          </table:table-cell>
          <table:table-cell office:value-type="string">
            <text:p>PRD-002835</text:p>
          </table:table-cell>
          <table:table-cell office:value-type="string">
            <text:p>012W00000004QVmIAM</text:p>
          </table:table-cell>
          <table:table-cell office:value-type="string">
            <text:p>Birla Sun Life Frontline Equity Fund</text:p>
          </table:table-cell>
          <table:table-cell office:value-type="string">
            <text:p>Mutual Fund</text:p>
          </table:table-cell>
          <table:table-cell office:value-type="string">
            <text:p>a1QW00000001FuOMAU</text:p>
          </table:table-cell>
          <table:table-cell office:value-type="string">
            <text:p>true</text:p>
          </table:table-cell>
          <table:table-cell office:value-type="string">
            <text:p>Lumpsum</text:p>
          </table:table-cell>
          <table:table-cell office:value-type="boolean" office:boolean-value="9">
            <text:p>TRUE</text:p>
          </table:table-cell>
        </table:table-row>
        <table:table-row table:style-name="ro1">
          <table:table-cell office:value-type="string">
            <text:p>a1RW000000015gJMAQ</text:p>
          </table:table-cell>
          <table:table-cell office:value-type="string">
            <text:p>PRD-002836</text:p>
          </table:table-cell>
          <table:table-cell office:value-type="string">
            <text:p>012W00000004QVmIAM</text:p>
          </table:table-cell>
          <table:table-cell office:value-type="string">
            <text:p>Birla Sun Life Gold Fund</text:p>
          </table:table-cell>
          <table:table-cell office:value-type="string">
            <text:p>Mutual Fund</text:p>
          </table:table-cell>
          <table:table-cell office:value-type="string">
            <text:p>a1QW00000001FuOMAU</text:p>
          </table:table-cell>
          <table:table-cell office:value-type="string">
            <text:p>true</text:p>
          </table:table-cell>
          <table:table-cell office:value-type="string">
            <text:p>Lumpsum</text:p>
          </table:table-cell>
          <table:table-cell office:value-type="boolean" office:boolean-value="10">
            <text:p>TRUE</text:p>
          </table:table-cell>
        </table:table-row>
        <table:table-row table:style-name="ro1">
          <table:table-cell office:value-type="string">
            <text:p>a1RW000000015iEMAQ</text:p>
          </table:table-cell>
          <table:table-cell office:value-type="string">
            <text:p>PRD-002905</text:p>
          </table:table-cell>
          <table:table-cell office:value-type="string">
            <text:p>012W00000004QVmIAM</text:p>
          </table:table-cell>
          <table:table-cell office:value-type="string">
            <text:p>Birla Sun Life Infrastructure Fund</text:p>
          </table:table-cell>
          <table:table-cell office:value-type="string">
            <text:p>Mutual Fund</text:p>
          </table:table-cell>
          <table:table-cell office:value-type="string">
            <text:p>a1QW00000001FuOMAU</text:p>
          </table:table-cell>
          <table:table-cell office:value-type="string">
            <text:p>true</text:p>
          </table:table-cell>
          <table:table-cell office:value-type="string">
            <text:p>SIP</text:p>
          </table:table-cell>
          <table:table-cell office:value-type="boolean" office:boolean-value="11">
            <text:p>TRUE</text:p>
          </table:table-cell>
        </table:table-row>
        <table:table-row table:style-name="ro1">
          <table:table-cell office:value-type="string">
            <text:p>a1RW000000015gKMAQ</text:p>
          </table:table-cell>
          <table:table-cell office:value-type="string">
            <text:p>PRD-002837</text:p>
          </table:table-cell>
          <table:table-cell office:value-type="string">
            <text:p>012W00000004QVmIAM</text:p>
          </table:table-cell>
          <table:table-cell office:value-type="string">
            <text:p>Birla Sun Life Medium Term Plan</text:p>
          </table:table-cell>
          <table:table-cell office:value-type="string">
            <text:p>Mutual Fund</text:p>
          </table:table-cell>
          <table:table-cell office:value-type="string">
            <text:p>a1QW00000001FuOMAU</text:p>
          </table:table-cell>
          <table:table-cell office:value-type="string">
            <text:p>true</text:p>
          </table:table-cell>
          <table:table-cell office:value-type="string">
            <text:p>Lumpsum</text:p>
          </table:table-cell>
          <table:table-cell office:value-type="boolean" office:boolean-value="12">
            <text:p>TRUE</text:p>
          </table:table-cell>
        </table:table-row>
        <table:table-row table:style-name="ro1">
          <table:table-cell office:value-type="string">
            <text:p>a1RW000000015gLMAQ</text:p>
          </table:table-cell>
          <table:table-cell office:value-type="string">
            <text:p>PRD-002838</text:p>
          </table:table-cell>
          <table:table-cell office:value-type="string">
            <text:p>012W00000004QVmIAM</text:p>
          </table:table-cell>
          <table:table-cell office:value-type="string">
            <text:p>Birla Sun Life MidCap Fund</text:p>
          </table:table-cell>
          <table:table-cell office:value-type="string">
            <text:p>Mutual Fund</text:p>
          </table:table-cell>
          <table:table-cell office:value-type="string">
            <text:p>a1QW00000001FuOMAU</text:p>
          </table:table-cell>
          <table:table-cell office:value-type="string">
            <text:p>true</text:p>
          </table:table-cell>
          <table:table-cell office:value-type="string">
            <text:p>Lumpsum</text:p>
          </table:table-cell>
          <table:table-cell office:value-type="boolean" office:boolean-value="13">
            <text:p>TRUE</text:p>
          </table:table-cell>
        </table:table-row>
        <table:table-row table:style-name="ro1">
          <table:table-cell office:value-type="string">
            <text:p>a1RW000000015gMMAQ</text:p>
          </table:table-cell>
          <table:table-cell office:value-type="string">
            <text:p>PRD-002839</text:p>
          </table:table-cell>
          <table:table-cell office:value-type="string">
            <text:p>012W00000004QVmIAM</text:p>
          </table:table-cell>
          <table:table-cell office:value-type="string">
            <text:p>Birla Sun Life Savings Fund</text:p>
          </table:table-cell>
          <table:table-cell office:value-type="string">
            <text:p>Mutual Fund</text:p>
          </table:table-cell>
          <table:table-cell office:value-type="string">
            <text:p>a1QW00000001FuOMAU</text:p>
          </table:table-cell>
          <table:table-cell office:value-type="string">
            <text:p>true</text:p>
          </table:table-cell>
          <table:table-cell office:value-type="string">
            <text:p>Lumpsum</text:p>
          </table:table-cell>
          <table:table-cell office:value-type="boolean" office:boolean-value="14">
            <text:p>TRUE</text:p>
          </table:table-cell>
        </table:table-row>
        <table:table-row table:style-name="ro1">
          <table:table-cell office:value-type="string">
            <text:p>a1RW000000015iJMAQ</text:p>
          </table:table-cell>
          <table:table-cell office:value-type="string">
            <text:p>PRD-002910</text:p>
          </table:table-cell>
          <table:table-cell office:value-type="string">
            <text:p>012W00000004QVmIAM</text:p>
          </table:table-cell>
          <table:table-cell office:value-type="string">
            <text:p>DSP BlackRock Equity Fund</text:p>
          </table:table-cell>
          <table:table-cell office:value-type="string">
            <text:p>Mutual Fund</text:p>
          </table:table-cell>
          <table:table-cell office:value-type="string">
            <text:p>a1QW00000001FvBMAU</text:p>
          </table:table-cell>
          <table:table-cell office:value-type="string">
            <text:p>true</text:p>
          </table:table-cell>
          <table:table-cell office:value-type="string">
            <text:p>SIP</text:p>
          </table:table-cell>
          <table:table-cell office:value-type="boolean" office:boolean-value="15">
            <text:p>TRUE</text:p>
          </table:table-cell>
        </table:table-row>
        <table:table-row table:style-name="ro1">
          <table:table-cell office:value-type="string">
            <text:p>a1RW000000015gNMAQ</text:p>
          </table:table-cell>
          <table:table-cell office:value-type="string">
            <text:p>PRD-002840</text:p>
          </table:table-cell>
          <table:table-cell office:value-type="string">
            <text:p>012W00000004QVmIAM</text:p>
          </table:table-cell>
          <table:table-cell office:value-type="string">
            <text:p>DSP BlackRock Equity Fund - Regular Plan</text:p>
          </table:table-cell>
          <table:table-cell office:value-type="string">
            <text:p>Mutual Fund</text:p>
          </table:table-cell>
          <table:table-cell office:value-type="string">
            <text:p>a1QW00000001FvBMAU</text:p>
          </table:table-cell>
          <table:table-cell office:value-type="string">
            <text:p>true</text:p>
          </table:table-cell>
          <table:table-cell office:value-type="string">
            <text:p>Lumpsum</text:p>
          </table:table-cell>
          <table:table-cell office:value-type="boolean" office:boolean-value="16">
            <text:p>TRUE</text:p>
          </table:table-cell>
        </table:table-row>
        <table:table-row table:style-name="ro1">
          <table:table-cell office:value-type="string">
            <text:p>a1RW000000015gSMAQ</text:p>
          </table:table-cell>
          <table:table-cell office:value-type="string">
            <text:p>PRD-002845</text:p>
          </table:table-cell>
          <table:table-cell office:value-type="string">
            <text:p>012W00000004QVmIAM</text:p>
          </table:table-cell>
          <table:table-cell office:value-type="string">
            <text:p>DSP BlackRock Income Opportunities Fund</text:p>
          </table:table-cell>
          <table:table-cell office:value-type="string">
            <text:p>Mutual Fund</text:p>
          </table:table-cell>
          <table:table-cell office:value-type="string">
            <text:p>a1QW00000001FvBMAU</text:p>
          </table:table-cell>
          <table:table-cell office:value-type="string">
            <text:p>true</text:p>
          </table:table-cell>
          <table:table-cell office:value-type="string">
            <text:p>Lumpsum</text:p>
          </table:table-cell>
          <table:table-cell office:value-type="boolean" office:boolean-value="17">
            <text:p>TRUE</text:p>
          </table:table-cell>
        </table:table-row>
        <table:table-row table:style-name="ro1">
          <table:table-cell office:value-type="string">
            <text:p>a1RW000000015iIMAQ</text:p>
          </table:table-cell>
          <table:table-cell office:value-type="string">
            <text:p>PRD-002909</text:p>
          </table:table-cell>
          <table:table-cell office:value-type="string">
            <text:p>012W00000004QVmIAM</text:p>
          </table:table-cell>
          <table:table-cell office:value-type="string">
            <text:p>DSP BlackRock Micro Cap Fund</text:p>
          </table:table-cell>
          <table:table-cell office:value-type="string">
            <text:p>Mutual Fund</text:p>
          </table:table-cell>
          <table:table-cell office:value-type="string">
            <text:p>a1QW00000001FvBMAU</text:p>
          </table:table-cell>
          <table:table-cell office:value-type="string">
            <text:p>true</text:p>
          </table:table-cell>
          <table:table-cell office:value-type="string">
            <text:p>SIP</text:p>
          </table:table-cell>
          <table:table-cell office:value-type="boolean" office:boolean-value="18">
            <text:p>TRUE</text:p>
          </table:table-cell>
        </table:table-row>
        <table:table-row table:style-name="ro1">
          <table:table-cell office:value-type="string">
            <text:p>a1RW000000015iMMAQ</text:p>
          </table:table-cell>
          <table:table-cell office:value-type="string">
            <text:p>PRD-002913</text:p>
          </table:table-cell>
          <table:table-cell office:value-type="string">
            <text:p>012W00000004QVmIAM</text:p>
          </table:table-cell>
          <table:table-cell office:value-type="string">
            <text:p>DSP BlackRock Money Manager Fund</text:p>
          </table:table-cell>
          <table:table-cell office:value-type="string">
            <text:p>Mutual Fund</text:p>
          </table:table-cell>
          <table:table-cell office:value-type="string">
            <text:p>a1QW00000001FvBMAU</text:p>
          </table:table-cell>
          <table:table-cell office:value-type="string">
            <text:p>true</text:p>
          </table:table-cell>
          <table:table-cell office:value-type="string">
            <text:p>SIP</text:p>
          </table:table-cell>
          <table:table-cell office:value-type="boolean" office:boolean-value="19">
            <text:p>TRUE</text:p>
          </table:table-cell>
        </table:table-row>
        <table:table-row table:style-name="ro1">
          <table:table-cell office:value-type="string">
            <text:p>a1RW000000015gQMAQ</text:p>
          </table:table-cell>
          <table:table-cell office:value-type="string">
            <text:p>PRD-002843</text:p>
          </table:table-cell>
          <table:table-cell office:value-type="string">
            <text:p>012W00000004QVmIAM</text:p>
          </table:table-cell>
          <table:table-cell office:value-type="string">
            <text:p>DSP BlackRock Opportunities Fund</text:p>
          </table:table-cell>
          <table:table-cell office:value-type="string">
            <text:p>Mutual Fund</text:p>
          </table:table-cell>
          <table:table-cell office:value-type="string">
            <text:p>a1QW00000001FvBMAU</text:p>
          </table:table-cell>
          <table:table-cell office:value-type="string">
            <text:p>true</text:p>
          </table:table-cell>
          <table:table-cell office:value-type="string">
            <text:p>Lumpsum</text:p>
          </table:table-cell>
          <table:table-cell office:value-type="boolean" office:boolean-value="20">
            <text:p>TRUE</text:p>
          </table:table-cell>
        </table:table-row>
        <table:table-row table:style-name="ro1">
          <table:table-cell office:value-type="string">
            <text:p>a1RW000000015gTMAQ</text:p>
          </table:table-cell>
          <table:table-cell office:value-type="string">
            <text:p>PRD-002846</text:p>
          </table:table-cell>
          <table:table-cell office:value-type="string">
            <text:p>012W00000004QVmIAM</text:p>
          </table:table-cell>
          <table:table-cell office:value-type="string">
            <text:p>DSP BlackRock Short Term Fund</text:p>
          </table:table-cell>
          <table:table-cell office:value-type="string">
            <text:p>Mutual Fund</text:p>
          </table:table-cell>
          <table:table-cell office:value-type="string">
            <text:p>a1QW00000001FvBMAU</text:p>
          </table:table-cell>
          <table:table-cell office:value-type="string">
            <text:p>true</text:p>
          </table:table-cell>
          <table:table-cell office:value-type="string">
            <text:p>Lumpsum</text:p>
          </table:table-cell>
          <table:table-cell office:value-type="boolean" office:boolean-value="21">
            <text:p>TRUE</text:p>
          </table:table-cell>
        </table:table-row>
        <table:table-row table:style-name="ro1">
          <table:table-cell office:value-type="string">
            <text:p>a1RW000000015iNMAQ</text:p>
          </table:table-cell>
          <table:table-cell office:value-type="string">
            <text:p>PRD-002914</text:p>
          </table:table-cell>
          <table:table-cell office:value-type="string">
            <text:p>012W00000004QVmIAM</text:p>
          </table:table-cell>
          <table:table-cell office:value-type="string">
            <text:p>DSP BlackRock Small and Mid Cap Fund</text:p>
          </table:table-cell>
          <table:table-cell office:value-type="string">
            <text:p>Mutual Fund</text:p>
          </table:table-cell>
          <table:table-cell office:value-type="string">
            <text:p>a1QW00000001FvBMAU</text:p>
          </table:table-cell>
          <table:table-cell office:value-type="string">
            <text:p>true</text:p>
          </table:table-cell>
          <table:table-cell office:value-type="string">
            <text:p>SIP</text:p>
          </table:table-cell>
          <table:table-cell office:value-type="boolean" office:boolean-value="22">
            <text:p>TRUE</text:p>
          </table:table-cell>
        </table:table-row>
        <table:table-row table:style-name="ro1">
          <table:table-cell office:value-type="string">
            <text:p>a1RW000000015gOMAQ</text:p>
          </table:table-cell>
          <table:table-cell office:value-type="string">
            <text:p>PRD-002841</text:p>
          </table:table-cell>
          <table:table-cell office:value-type="string">
            <text:p>012W00000004QVmIAM</text:p>
          </table:table-cell>
          <table:table-cell office:value-type="string">
            <text:p>DSP BlackRock Tax Saver Fund</text:p>
          </table:table-cell>
          <table:table-cell office:value-type="string">
            <text:p>Mutual Fund</text:p>
          </table:table-cell>
          <table:table-cell office:value-type="string">
            <text:p>a1QW00000001FvBMAU</text:p>
          </table:table-cell>
          <table:table-cell office:value-type="string">
            <text:p>true</text:p>
          </table:table-cell>
          <table:table-cell office:value-type="string">
            <text:p>Lumpsum</text:p>
          </table:table-cell>
          <table:table-cell office:value-type="boolean" office:boolean-value="23">
            <text:p>TRUE</text:p>
          </table:table-cell>
        </table:table-row>
        <table:table-row table:style-name="ro1">
          <table:table-cell office:value-type="string">
            <text:p>a1RW000000015gVMAQ</text:p>
          </table:table-cell>
          <table:table-cell office:value-type="string">
            <text:p>PRD-002848</text:p>
          </table:table-cell>
          <table:table-cell office:value-type="string">
            <text:p>012W00000004QVmIAM</text:p>
          </table:table-cell>
          <table:table-cell office:value-type="string">
            <text:p>DSP BlackRock Top 100 Equity Fund</text:p>
          </table:table-cell>
          <table:table-cell office:value-type="string">
            <text:p>Mutual Fund</text:p>
          </table:table-cell>
          <table:table-cell office:value-type="string">
            <text:p>a1QW00000001FvBMAU</text:p>
          </table:table-cell>
          <table:table-cell office:value-type="string">
            <text:p>true</text:p>
          </table:table-cell>
          <table:table-cell office:value-type="string">
            <text:p>Lumpsum</text:p>
          </table:table-cell>
          <table:table-cell office:value-type="boolean" office:boolean-value="24">
            <text:p>TRUE</text:p>
          </table:table-cell>
        </table:table-row>
        <table:table-row table:style-name="ro1">
          <table:table-cell office:value-type="string">
            <text:p>a1RW000000015gXMAQ</text:p>
          </table:table-cell>
          <table:table-cell office:value-type="string">
            <text:p>PRD-002850</text:p>
          </table:table-cell>
          <table:table-cell office:value-type="string">
            <text:p>012W00000004QVmIAM</text:p>
          </table:table-cell>
          <table:table-cell office:value-type="string">
            <text:p>Franklin India Bluechip Fund</text:p>
          </table:table-cell>
          <table:table-cell office:value-type="string">
            <text:p>Mutual Fund</text:p>
          </table:table-cell>
          <table:table-cell office:value-type="string">
            <text:p>a1QW00000001FvCMAU</text:p>
          </table:table-cell>
          <table:table-cell office:value-type="string">
            <text:p>true</text:p>
          </table:table-cell>
          <table:table-cell office:value-type="string">
            <text:p>Lumpsum</text:p>
          </table:table-cell>
          <table:table-cell office:value-type="boolean" office:boolean-value="25">
            <text:p>TRUE</text:p>
          </table:table-cell>
        </table:table-row>
        <table:table-row table:style-name="ro1">
          <table:table-cell office:value-type="string">
            <text:p>a1RW000000015gYMAQ</text:p>
          </table:table-cell>
          <table:table-cell office:value-type="string">
            <text:p>PRD-002851</text:p>
          </table:table-cell>
          <table:table-cell office:value-type="string">
            <text:p>012W00000004QVmIAM</text:p>
          </table:table-cell>
          <table:table-cell office:value-type="string">
            <text:p>Franklin India Flexi Cap Fund</text:p>
          </table:table-cell>
          <table:table-cell office:value-type="string">
            <text:p>Mutual Fund</text:p>
          </table:table-cell>
          <table:table-cell office:value-type="string">
            <text:p>a1QW00000001FvCMAU</text:p>
          </table:table-cell>
          <table:table-cell office:value-type="string">
            <text:p>true</text:p>
          </table:table-cell>
          <table:table-cell office:value-type="string">
            <text:p>Lumpsum</text:p>
          </table:table-cell>
          <table:table-cell office:value-type="boolean" office:boolean-value="26">
            <text:p>TRUE</text:p>
          </table:table-cell>
        </table:table-row>
        <table:table-row table:style-name="ro1">
          <table:table-cell office:value-type="string">
            <text:p>a1RW000000015gZMAQ</text:p>
          </table:table-cell>
          <table:table-cell office:value-type="string">
            <text:p>PRD-002852</text:p>
          </table:table-cell>
          <table:table-cell office:value-type="string">
            <text:p>012W00000004QVmIAM</text:p>
          </table:table-cell>
          <table:table-cell office:value-type="string">
            <text:p>Franklin India Prima Fund</text:p>
          </table:table-cell>
          <table:table-cell office:value-type="string">
            <text:p>Mutual Fund</text:p>
          </table:table-cell>
          <table:table-cell office:value-type="string">
            <text:p>a1QW00000001FvCMAU</text:p>
          </table:table-cell>
          <table:table-cell office:value-type="string">
            <text:p>true</text:p>
          </table:table-cell>
          <table:table-cell office:value-type="string">
            <text:p>Lumpsum</text:p>
          </table:table-cell>
          <table:table-cell office:value-type="boolean" office:boolean-value="27">
            <text:p>TRUE</text:p>
          </table:table-cell>
        </table:table-row>
        <table:table-row table:style-name="ro1">
          <table:table-cell office:value-type="string">
            <text:p>a1RW000000015gaMAA</text:p>
          </table:table-cell>
          <table:table-cell office:value-type="string">
            <text:p>PRD-002853</text:p>
          </table:table-cell>
          <table:table-cell office:value-type="string">
            <text:p>012W00000004QVmIAM</text:p>
          </table:table-cell>
          <table:table-cell office:value-type="string">
            <text:p>Franklin India Tax Shield</text:p>
          </table:table-cell>
          <table:table-cell office:value-type="string">
            <text:p>Mutual Fund</text:p>
          </table:table-cell>
          <table:table-cell office:value-type="string">
            <text:p>a1QW00000001FvCMAU</text:p>
          </table:table-cell>
          <table:table-cell office:value-type="string">
            <text:p>true</text:p>
          </table:table-cell>
          <table:table-cell office:value-type="string">
            <text:p>Lumpsum</text:p>
          </table:table-cell>
          <table:table-cell office:value-type="boolean" office:boolean-value="28">
            <text:p>TRUE</text:p>
          </table:table-cell>
        </table:table-row>
        <table:table-row table:style-name="ro1">
          <table:table-cell office:value-type="string">
            <text:p>a1RW000000015gbMAA</text:p>
          </table:table-cell>
          <table:table-cell office:value-type="string">
            <text:p>PRD-002854</text:p>
          </table:table-cell>
          <table:table-cell office:value-type="string">
            <text:p>012W00000004QVmIAM</text:p>
          </table:table-cell>
          <table:table-cell office:value-type="string">
            <text:p>HDFC Balanced Fund</text:p>
          </table:table-cell>
          <table:table-cell office:value-type="string">
            <text:p>Mutual Fund</text:p>
          </table:table-cell>
          <table:table-cell office:value-type="string">
            <text:p>a1QW00000001FvLMAU</text:p>
          </table:table-cell>
          <table:table-cell office:value-type="string">
            <text:p>true</text:p>
          </table:table-cell>
          <table:table-cell office:value-type="string">
            <text:p>Lumpsum</text:p>
          </table:table-cell>
          <table:table-cell office:value-type="boolean" office:boolean-value="29">
            <text:p>TRUE</text:p>
          </table:table-cell>
        </table:table-row>
        <table:table-row table:style-name="ro1">
          <table:table-cell office:value-type="string">
            <text:p>a1RW000000015iPMAQ</text:p>
          </table:table-cell>
          <table:table-cell office:value-type="string">
            <text:p>PRD-002916</text:p>
          </table:table-cell>
          <table:table-cell office:value-type="string">
            <text:p>012W00000004QVmIAM</text:p>
          </table:table-cell>
          <table:table-cell office:value-type="string">
            <text:p>HDFC Cash Management Treasury Advantage Fund</text:p>
          </table:table-cell>
          <table:table-cell office:value-type="string">
            <text:p>Mutual Fund</text:p>
          </table:table-cell>
          <table:table-cell office:value-type="string">
            <text:p>a1QW00000001FvLMAU</text:p>
          </table:table-cell>
          <table:table-cell office:value-type="string">
            <text:p>true</text:p>
          </table:table-cell>
          <table:table-cell office:value-type="string">
            <text:p>SIP</text:p>
          </table:table-cell>
          <table:table-cell office:value-type="boolean" office:boolean-value="30">
            <text:p>TRUE</text:p>
          </table:table-cell>
        </table:table-row>
        <table:table-row table:style-name="ro1">
          <table:table-cell office:value-type="string">
            <text:p>a1RW000000015gdMAA</text:p>
          </table:table-cell>
          <table:table-cell office:value-type="string">
            <text:p>PRD-002856</text:p>
          </table:table-cell>
          <table:table-cell office:value-type="string">
            <text:p>012W00000004QVmIAM</text:p>
          </table:table-cell>
          <table:table-cell office:value-type="string">
            <text:p>HDFC Equity Fund</text:p>
          </table:table-cell>
          <table:table-cell office:value-type="string">
            <text:p>Mutual Fund</text:p>
          </table:table-cell>
          <table:table-cell office:value-type="string">
            <text:p>a1QW00000001FvLMAU</text:p>
          </table:table-cell>
          <table:table-cell office:value-type="string">
            <text:p>true</text:p>
          </table:table-cell>
          <table:table-cell office:value-type="string">
            <text:p>Lumpsum</text:p>
          </table:table-cell>
          <table:table-cell office:value-type="boolean" office:boolean-value="31">
            <text:p>TRUE</text:p>
          </table:table-cell>
        </table:table-row>
        <table:table-row table:style-name="ro1">
          <table:table-cell office:value-type="string">
            <text:p>a1RW000000015hJMAQ</text:p>
          </table:table-cell>
          <table:table-cell office:value-type="string">
            <text:p>PRD-002898</text:p>
          </table:table-cell>
          <table:table-cell office:value-type="string">
            <text:p>012W00000004QVmIAM</text:p>
          </table:table-cell>
          <table:table-cell office:value-type="string">
            <text:p>HDFC Gold Fund</text:p>
          </table:table-cell>
          <table:table-cell office:value-type="string">
            <text:p>Mutual Fund</text:p>
          </table:table-cell>
          <table:table-cell office:value-type="string">
            <text:p>a1QW00000001FvLMAU</text:p>
          </table:table-cell>
          <table:table-cell office:value-type="string">
            <text:p>true</text:p>
          </table:table-cell>
          <table:table-cell office:value-type="string">
            <text:p>Lumpsum</text:p>
          </table:table-cell>
          <table:table-cell office:value-type="boolean" office:boolean-value="32">
            <text:p>TRUE</text:p>
          </table:table-cell>
        </table:table-row>
        <table:table-row table:style-name="ro1">
          <table:table-cell office:value-type="string">
            <text:p>a1RW000000015geMAA</text:p>
          </table:table-cell>
          <table:table-cell office:value-type="string">
            <text:p>PRD-002857</text:p>
          </table:table-cell>
          <table:table-cell office:value-type="string">
            <text:p>012W00000004QVmIAM</text:p>
          </table:table-cell>
          <table:table-cell office:value-type="string">
            <text:p>HDFC Growth Fund</text:p>
          </table:table-cell>
          <table:table-cell office:value-type="string">
            <text:p>Mutual Fund</text:p>
          </table:table-cell>
          <table:table-cell office:value-type="string">
            <text:p>a1QW00000001FvLMAU</text:p>
          </table:table-cell>
          <table:table-cell office:value-type="string">
            <text:p>true</text:p>
          </table:table-cell>
          <table:table-cell office:value-type="string">
            <text:p>Lumpsum</text:p>
          </table:table-cell>
          <table:table-cell office:value-type="boolean" office:boolean-value="33">
            <text:p>TRUE</text:p>
          </table:table-cell>
        </table:table-row>
        <table:table-row table:style-name="ro1">
          <table:table-cell office:value-type="string">
            <text:p>a1RW000000015gfMAA</text:p>
          </table:table-cell>
          <table:table-cell office:value-type="string">
            <text:p>PRD-002858</text:p>
          </table:table-cell>
          <table:table-cell office:value-type="string">
            <text:p>012W00000004QVmIAM</text:p>
          </table:table-cell>
          <table:table-cell office:value-type="string">
            <text:p>HDFC High Interest Fund - Short Term Plan</text:p>
          </table:table-cell>
          <table:table-cell office:value-type="string">
            <text:p>Mutual Fund</text:p>
          </table:table-cell>
          <table:table-cell office:value-type="string">
            <text:p>a1QW00000001FvLMAU</text:p>
          </table:table-cell>
          <table:table-cell office:value-type="string">
            <text:p>true</text:p>
          </table:table-cell>
          <table:table-cell office:value-type="string">
            <text:p>Lumpsum</text:p>
          </table:table-cell>
          <table:table-cell office:value-type="boolean" office:boolean-value="34">
            <text:p>TRUE</text:p>
          </table:table-cell>
        </table:table-row>
        <table:table-row table:style-name="ro1">
          <table:table-cell office:value-type="string">
            <text:p>a1RW000000015ggMAA</text:p>
          </table:table-cell>
          <table:table-cell office:value-type="string">
            <text:p>PRD-002859</text:p>
          </table:table-cell>
          <table:table-cell office:value-type="string">
            <text:p>012W00000004QVmIAM</text:p>
          </table:table-cell>
          <table:table-cell office:value-type="string">
            <text:p>HDFC Index Fund - Sensex Plus Plan</text:p>
          </table:table-cell>
          <table:table-cell office:value-type="string">
            <text:p>Mutual Fund</text:p>
          </table:table-cell>
          <table:table-cell office:value-type="string">
            <text:p>a1QW00000001FvLMAU</text:p>
          </table:table-cell>
          <table:table-cell office:value-type="string">
            <text:p>true</text:p>
          </table:table-cell>
          <table:table-cell office:value-type="string">
            <text:p>Lumpsum</text:p>
          </table:table-cell>
          <table:table-cell office:value-type="boolean" office:boolean-value="35">
            <text:p>TRUE</text:p>
          </table:table-cell>
        </table:table-row>
        <table:table-row table:style-name="ro1">
          <table:table-cell office:value-type="string">
            <text:p>a1RW000000015ghMAA</text:p>
          </table:table-cell>
          <table:table-cell office:value-type="string">
            <text:p>PRD-002860</text:p>
          </table:table-cell>
          <table:table-cell office:value-type="string">
            <text:p>012W00000004QVmIAM</text:p>
          </table:table-cell>
          <table:table-cell office:value-type="string">
            <text:p>HDFC Liquid Fund</text:p>
          </table:table-cell>
          <table:table-cell office:value-type="string">
            <text:p>Mutual Fund</text:p>
          </table:table-cell>
          <table:table-cell office:value-type="string">
            <text:p>a1QW00000001FvLMAU</text:p>
          </table:table-cell>
          <table:table-cell office:value-type="string">
            <text:p>true</text:p>
          </table:table-cell>
          <table:table-cell office:value-type="string">
            <text:p>Lumpsum</text:p>
          </table:table-cell>
          <table:table-cell office:value-type="boolean" office:boolean-value="36">
            <text:p>TRUE</text:p>
          </table:table-cell>
        </table:table-row>
        <table:table-row table:style-name="ro1">
          <table:table-cell office:value-type="string">
            <text:p>a1RW000000015giMAA</text:p>
          </table:table-cell>
          <table:table-cell office:value-type="string">
            <text:p>PRD-002861</text:p>
          </table:table-cell>
          <table:table-cell office:value-type="string">
            <text:p>012W00000004QVmIAM</text:p>
          </table:table-cell>
          <table:table-cell office:value-type="string">
            <text:p>HDFC Long Term Advantage Fund</text:p>
          </table:table-cell>
          <table:table-cell office:value-type="string">
            <text:p>Mutual Fund</text:p>
          </table:table-cell>
          <table:table-cell office:value-type="string">
            <text:p>a1QW00000001FvLMAU</text:p>
          </table:table-cell>
          <table:table-cell office:value-type="string">
            <text:p>true</text:p>
          </table:table-cell>
          <table:table-cell office:value-type="string">
            <text:p>Lumpsum</text:p>
          </table:table-cell>
          <table:table-cell office:value-type="boolean" office:boolean-value="37">
            <text:p>TRUE</text:p>
          </table:table-cell>
        </table:table-row>
        <table:table-row table:style-name="ro1">
          <table:table-cell office:value-type="string">
            <text:p>a1RW000000015gjMAA</text:p>
          </table:table-cell>
          <table:table-cell office:value-type="string">
            <text:p>PRD-002862</text:p>
          </table:table-cell>
          <table:table-cell office:value-type="string">
            <text:p>012W00000004QVmIAM</text:p>
          </table:table-cell>
          <table:table-cell office:value-type="string">
            <text:p>HDFC Mid-Cap Opportunities Fund</text:p>
          </table:table-cell>
          <table:table-cell office:value-type="string">
            <text:p>Mutual Fund</text:p>
          </table:table-cell>
          <table:table-cell office:value-type="string">
            <text:p>a1QW00000001FvLMAU</text:p>
          </table:table-cell>
          <table:table-cell office:value-type="string">
            <text:p>true</text:p>
          </table:table-cell>
          <table:table-cell office:value-type="string">
            <text:p>Lumpsum</text:p>
          </table:table-cell>
          <table:table-cell office:value-type="boolean" office:boolean-value="38">
            <text:p>TRUE</text:p>
          </table:table-cell>
        </table:table-row>
        <table:table-row table:style-name="ro1">
          <table:table-cell office:value-type="string">
            <text:p>a1RW000000015gkMAA</text:p>
          </table:table-cell>
          <table:table-cell office:value-type="string">
            <text:p>PRD-002863</text:p>
          </table:table-cell>
          <table:table-cell office:value-type="string">
            <text:p>012W00000004QVmIAM</text:p>
          </table:table-cell>
          <table:table-cell office:value-type="string">
            <text:p>HDFC Monthly Income Plan - Long Term Plan</text:p>
          </table:table-cell>
          <table:table-cell office:value-type="string">
            <text:p>Mutual Fund</text:p>
          </table:table-cell>
          <table:table-cell office:value-type="string">
            <text:p>a1QW00000001FvLMAU</text:p>
          </table:table-cell>
          <table:table-cell office:value-type="string">
            <text:p>true</text:p>
          </table:table-cell>
          <table:table-cell office:value-type="string">
            <text:p>Lumpsum</text:p>
          </table:table-cell>
          <table:table-cell office:value-type="boolean" office:boolean-value="39">
            <text:p>TRUE</text:p>
          </table:table-cell>
        </table:table-row>
        <table:table-row table:style-name="ro1">
          <table:table-cell office:value-type="string">
            <text:p>a1RW000000015iTMAQ</text:p>
          </table:table-cell>
          <table:table-cell office:value-type="string">
            <text:p>PRD-002920</text:p>
          </table:table-cell>
          <table:table-cell office:value-type="string">
            <text:p>012W00000004QVmIAM</text:p>
          </table:table-cell>
          <table:table-cell office:value-type="string">
            <text:p>HDFC Monthly Income Plan - Short Term Plan</text:p>
          </table:table-cell>
          <table:table-cell office:value-type="string">
            <text:p>Mutual Fund</text:p>
          </table:table-cell>
          <table:table-cell office:value-type="string">
            <text:p>a1QW00000001FvLMAU</text:p>
          </table:table-cell>
          <table:table-cell office:value-type="string">
            <text:p>true</text:p>
          </table:table-cell>
          <table:table-cell office:value-type="string">
            <text:p>SIP</text:p>
          </table:table-cell>
          <table:table-cell office:value-type="boolean" office:boolean-value="40">
            <text:p>TRUE</text:p>
          </table:table-cell>
        </table:table-row>
        <table:table-row table:style-name="ro1">
          <table:table-cell office:value-type="string">
            <text:p>a1RW000000015glMAA</text:p>
          </table:table-cell>
          <table:table-cell office:value-type="string">
            <text:p>PRD-002864</text:p>
          </table:table-cell>
          <table:table-cell office:value-type="string">
            <text:p>012W00000004QVmIAM</text:p>
          </table:table-cell>
          <table:table-cell office:value-type="string">
            <text:p>HDFC Multiple Yield Fund</text:p>
          </table:table-cell>
          <table:table-cell office:value-type="string">
            <text:p>Mutual Fund</text:p>
          </table:table-cell>
          <table:table-cell office:value-type="string">
            <text:p>a1QW00000001FvLMAU</text:p>
          </table:table-cell>
          <table:table-cell office:value-type="string">
            <text:p>true</text:p>
          </table:table-cell>
          <table:table-cell office:value-type="string">
            <text:p>Lumpsum</text:p>
          </table:table-cell>
          <table:table-cell office:value-type="boolean" office:boolean-value="41">
            <text:p>TRUE</text:p>
          </table:table-cell>
        </table:table-row>
        <table:table-row table:style-name="ro1">
          <table:table-cell office:value-type="string">
            <text:p>a1RW000000015gmMAA</text:p>
          </table:table-cell>
          <table:table-cell office:value-type="string">
            <text:p>PRD-002865</text:p>
          </table:table-cell>
          <table:table-cell office:value-type="string">
            <text:p>012W00000004QVmIAM</text:p>
          </table:table-cell>
          <table:table-cell office:value-type="string">
            <text:p>HDFC Prudence Fund</text:p>
          </table:table-cell>
          <table:table-cell office:value-type="string">
            <text:p>Mutual Fund</text:p>
          </table:table-cell>
          <table:table-cell office:value-type="string">
            <text:p>a1QW00000001FvLMAU</text:p>
          </table:table-cell>
          <table:table-cell office:value-type="string">
            <text:p>true</text:p>
          </table:table-cell>
          <table:table-cell office:value-type="string">
            <text:p>Lumpsum</text:p>
          </table:table-cell>
          <table:table-cell office:value-type="boolean" office:boolean-value="42">
            <text:p>TRUE</text:p>
          </table:table-cell>
        </table:table-row>
        <table:table-row table:style-name="ro1">
          <table:table-cell office:value-type="string">
            <text:p>a1RW000000015gnMAA</text:p>
          </table:table-cell>
          <table:table-cell office:value-type="string">
            <text:p>PRD-002866</text:p>
          </table:table-cell>
          <table:table-cell office:value-type="string">
            <text:p>012W00000004QVmIAM</text:p>
          </table:table-cell>
          <table:table-cell office:value-type="string">
            <text:p>HDFC Tax Saver</text:p>
          </table:table-cell>
          <table:table-cell office:value-type="string">
            <text:p>Mutual Fund</text:p>
          </table:table-cell>
          <table:table-cell office:value-type="string">
            <text:p>a1QW00000001FvLMAU</text:p>
          </table:table-cell>
          <table:table-cell office:value-type="string">
            <text:p>true</text:p>
          </table:table-cell>
          <table:table-cell office:value-type="string">
            <text:p>Lumpsum</text:p>
          </table:table-cell>
          <table:table-cell office:value-type="boolean" office:boolean-value="43">
            <text:p>TRUE</text:p>
          </table:table-cell>
        </table:table-row>
        <table:table-row table:style-name="ro1">
          <table:table-cell office:value-type="string">
            <text:p>a1RW000000015goMAA</text:p>
          </table:table-cell>
          <table:table-cell office:value-type="string">
            <text:p>PRD-002867</text:p>
          </table:table-cell>
          <table:table-cell office:value-type="string">
            <text:p>012W00000004QVmIAM</text:p>
          </table:table-cell>
          <table:table-cell office:value-type="string">
            <text:p>HDFC Top 200</text:p>
          </table:table-cell>
          <table:table-cell office:value-type="string">
            <text:p>Mutual Fund</text:p>
          </table:table-cell>
          <table:table-cell office:value-type="string">
            <text:p>a1QW00000001FvLMAU</text:p>
          </table:table-cell>
          <table:table-cell office:value-type="string">
            <text:p>true</text:p>
          </table:table-cell>
          <table:table-cell office:value-type="string">
            <text:p>Lumpsum</text:p>
          </table:table-cell>
          <table:table-cell office:value-type="boolean" office:boolean-value="44">
            <text:p>TRUE</text:p>
          </table:table-cell>
        </table:table-row>
        <table:table-row table:style-name="ro1">
          <table:table-cell office:value-type="string">
            <text:p>a1RW000000015iVMAQ</text:p>
          </table:table-cell>
          <table:table-cell office:value-type="string">
            <text:p>PRD-002922</text:p>
          </table:table-cell>
          <table:table-cell office:value-type="string">
            <text:p>012W00000004QVmIAM</text:p>
          </table:table-cell>
          <table:table-cell office:value-type="string">
            <text:p>HDFC Top 200 Fund</text:p>
          </table:table-cell>
          <table:table-cell office:value-type="string">
            <text:p>Mutual Fund</text:p>
          </table:table-cell>
          <table:table-cell office:value-type="string">
            <text:p>a1QW00000001FvLMAU</text:p>
          </table:table-cell>
          <table:table-cell office:value-type="string">
            <text:p>true</text:p>
          </table:table-cell>
          <table:table-cell office:value-type="string">
            <text:p>SIP</text:p>
          </table:table-cell>
          <table:table-cell office:value-type="boolean" office:boolean-value="45">
            <text:p>TRUE</text:p>
          </table:table-cell>
        </table:table-row>
        <table:table-row table:style-name="ro1">
          <table:table-cell office:value-type="string">
            <text:p>a1RW000000015gpMAA</text:p>
          </table:table-cell>
          <table:table-cell office:value-type="string">
            <text:p>PRD-002868</text:p>
          </table:table-cell>
          <table:table-cell office:value-type="string">
            <text:p>012W00000004QVmIAM</text:p>
          </table:table-cell>
          <table:table-cell office:value-type="string">
            <text:p>ICICI Blue Chip Fund Growth</text:p>
          </table:table-cell>
          <table:table-cell office:value-type="string">
            <text:p>Mutual Fund</text:p>
          </table:table-cell>
          <table:table-cell office:value-type="string">
            <text:p>a1QW00000001FvPMAU</text:p>
          </table:table-cell>
          <table:table-cell office:value-type="string">
            <text:p>true</text:p>
          </table:table-cell>
          <table:table-cell office:value-type="string">
            <text:p>Lumpsum</text:p>
          </table:table-cell>
          <table:table-cell office:value-type="boolean" office:boolean-value="46">
            <text:p>TRUE</text:p>
          </table:table-cell>
        </table:table-row>
        <table:table-row table:style-name="ro1">
          <table:table-cell office:value-type="string">
            <text:p>a1RW000000015gqMAA</text:p>
          </table:table-cell>
          <table:table-cell office:value-type="string">
            <text:p>PRD-002869</text:p>
          </table:table-cell>
          <table:table-cell office:value-type="string">
            <text:p>012W00000004QVmIAM</text:p>
          </table:table-cell>
          <table:table-cell office:value-type="string">
            <text:p>ICICI Discovery</text:p>
          </table:table-cell>
          <table:table-cell office:value-type="string">
            <text:p>Mutual Fund</text:p>
          </table:table-cell>
          <table:table-cell office:value-type="string">
            <text:p>a1QW00000001FvPMAU</text:p>
          </table:table-cell>
          <table:table-cell office:value-type="string">
            <text:p>true</text:p>
          </table:table-cell>
          <table:table-cell office:value-type="string">
            <text:p>Lumpsum</text:p>
          </table:table-cell>
          <table:table-cell office:value-type="boolean" office:boolean-value="47">
            <text:p>TRUE</text:p>
          </table:table-cell>
        </table:table-row>
        <table:table-row table:style-name="ro1">
          <table:table-cell office:value-type="string">
            <text:p>a1RW000000015grMAA</text:p>
          </table:table-cell>
          <table:table-cell office:value-type="string">
            <text:p>PRD-002870</text:p>
          </table:table-cell>
          <table:table-cell office:value-type="string">
            <text:p>012W00000004QVmIAM</text:p>
          </table:table-cell>
          <table:table-cell office:value-type="string">
            <text:p>ICICI Flexi Income Fund</text:p>
          </table:table-cell>
          <table:table-cell office:value-type="string">
            <text:p>Mutual Fund</text:p>
          </table:table-cell>
          <table:table-cell office:value-type="string">
            <text:p>a1QW00000001FvPMAU</text:p>
          </table:table-cell>
          <table:table-cell office:value-type="string">
            <text:p>true</text:p>
          </table:table-cell>
          <table:table-cell office:value-type="string">
            <text:p>Lumpsum</text:p>
          </table:table-cell>
          <table:table-cell office:value-type="boolean" office:boolean-value="48">
            <text:p>TRUE</text:p>
          </table:table-cell>
        </table:table-row>
        <table:table-row table:style-name="ro1">
          <table:table-cell office:value-type="string">
            <text:p>a1RW000000015iWMAQ</text:p>
          </table:table-cell>
          <table:table-cell office:value-type="string">
            <text:p>PRD-002923</text:p>
          </table:table-cell>
          <table:table-cell office:value-type="string">
            <text:p>012W00000004QVmIAM</text:p>
          </table:table-cell>
          <table:table-cell office:value-type="string">
            <text:p>ICICI Health Care Plus</text:p>
          </table:table-cell>
          <table:table-cell office:value-type="string">
            <text:p>Mutual Fund</text:p>
          </table:table-cell>
          <table:table-cell office:value-type="string">
            <text:p>a1QW00000001FvPMAU</text:p>
          </table:table-cell>
          <table:table-cell office:value-type="string">
            <text:p>true</text:p>
          </table:table-cell>
          <table:table-cell office:value-type="string">
            <text:p>SIP</text:p>
          </table:table-cell>
          <table:table-cell office:value-type="boolean" office:boolean-value="49">
            <text:p>TRUE</text:p>
          </table:table-cell>
        </table:table-row>
        <table:table-row table:style-name="ro1">
          <table:table-cell office:value-type="string">
            <text:p>a1RW000000015gsMAA</text:p>
          </table:table-cell>
          <table:table-cell office:value-type="string">
            <text:p>PRD-002871</text:p>
          </table:table-cell>
          <table:table-cell office:value-type="string">
            <text:p>012W00000004QVmIAM</text:p>
          </table:table-cell>
          <table:table-cell office:value-type="string">
            <text:p>ICICI Prudential Capital Protection Oriented Fund</text:p>
          </table:table-cell>
          <table:table-cell office:value-type="string">
            <text:p>Mutual Fund</text:p>
          </table:table-cell>
          <table:table-cell office:value-type="string">
            <text:p>a1QW00000001FvPMAU</text:p>
          </table:table-cell>
          <table:table-cell office:value-type="string">
            <text:p>true</text:p>
          </table:table-cell>
          <table:table-cell office:value-type="string">
            <text:p>Lumpsum</text:p>
          </table:table-cell>
          <table:table-cell office:value-type="boolean" office:boolean-value="50">
            <text:p>TRUE</text:p>
          </table:table-cell>
        </table:table-row>
        <table:table-row table:style-name="ro1">
          <table:table-cell office:value-type="string">
            <text:p>a1RW000000015gtMAA</text:p>
          </table:table-cell>
          <table:table-cell office:value-type="string">
            <text:p>PRD-002872</text:p>
          </table:table-cell>
          <table:table-cell office:value-type="string">
            <text:p>012W00000004QVmIAM</text:p>
          </table:table-cell>
          <table:table-cell office:value-type="string">
            <text:p>IDFC Dynamic Bond Fund</text:p>
          </table:table-cell>
          <table:table-cell office:value-type="string">
            <text:p>Mutual Fund</text:p>
          </table:table-cell>
          <table:table-cell office:value-type="string">
            <text:p>a1QW00000001FvDMAU</text:p>
          </table:table-cell>
          <table:table-cell office:value-type="string">
            <text:p>true</text:p>
          </table:table-cell>
          <table:table-cell office:value-type="string">
            <text:p>Lumpsum</text:p>
          </table:table-cell>
          <table:table-cell office:value-type="boolean" office:boolean-value="51">
            <text:p>TRUE</text:p>
          </table:table-cell>
        </table:table-row>
        <table:table-row table:style-name="ro1">
          <table:table-cell office:value-type="string">
            <text:p>a1RW000000015guMAA</text:p>
          </table:table-cell>
          <table:table-cell office:value-type="string">
            <text:p>PRD-002873</text:p>
          </table:table-cell>
          <table:table-cell office:value-type="string">
            <text:p>012W00000004QVmIAM</text:p>
          </table:table-cell>
          <table:table-cell office:value-type="string">
            <text:p>IDFC Money Manager Fund - Treasury Plan A</text:p>
          </table:table-cell>
          <table:table-cell office:value-type="string">
            <text:p>Mutual Fund</text:p>
          </table:table-cell>
          <table:table-cell office:value-type="string">
            <text:p>a1QW00000001FvDMAU</text:p>
          </table:table-cell>
          <table:table-cell office:value-type="string">
            <text:p>true</text:p>
          </table:table-cell>
          <table:table-cell office:value-type="string">
            <text:p>Lumpsum</text:p>
          </table:table-cell>
          <table:table-cell office:value-type="boolean" office:boolean-value="52">
            <text:p>TRUE</text:p>
          </table:table-cell>
        </table:table-row>
        <table:table-row table:style-name="ro1">
          <table:table-cell office:value-type="string">
            <text:p>a1RW000000015gvMAA</text:p>
          </table:table-cell>
          <table:table-cell office:value-type="string">
            <text:p>PRD-002874</text:p>
          </table:table-cell>
          <table:table-cell office:value-type="string">
            <text:p>012W00000004QVmIAM</text:p>
          </table:table-cell>
          <table:table-cell office:value-type="string">
            <text:p>IDFC Premier Equity Fund - Plan A</text:p>
          </table:table-cell>
          <table:table-cell office:value-type="string">
            <text:p>Mutual Fund</text:p>
          </table:table-cell>
          <table:table-cell office:value-type="string">
            <text:p>a1QW00000001FvDMAU</text:p>
          </table:table-cell>
          <table:table-cell office:value-type="string">
            <text:p>true</text:p>
          </table:table-cell>
          <table:table-cell office:value-type="string">
            <text:p>Lumpsum</text:p>
          </table:table-cell>
          <table:table-cell office:value-type="boolean" office:boolean-value="53">
            <text:p>TRUE</text:p>
          </table:table-cell>
        </table:table-row>
        <table:table-row table:style-name="ro1">
          <table:table-cell office:value-type="string">
            <text:p>a1RW000000015iaMAA</text:p>
          </table:table-cell>
          <table:table-cell office:value-type="string">
            <text:p>PRD-002927</text:p>
          </table:table-cell>
          <table:table-cell office:value-type="string">
            <text:p>012W00000004QVmIAM</text:p>
          </table:table-cell>
          <table:table-cell office:value-type="string">
            <text:p>IDFC Sterling Equity Fund</text:p>
          </table:table-cell>
          <table:table-cell office:value-type="string">
            <text:p>Mutual Fund</text:p>
          </table:table-cell>
          <table:table-cell office:value-type="string">
            <text:p>a1QW00000001FvDMAU</text:p>
          </table:table-cell>
          <table:table-cell office:value-type="string">
            <text:p>true</text:p>
          </table:table-cell>
          <table:table-cell office:value-type="string">
            <text:p>SIP</text:p>
          </table:table-cell>
          <table:table-cell office:value-type="boolean" office:boolean-value="54">
            <text:p>TRUE</text:p>
          </table:table-cell>
        </table:table-row>
        <table:table-row table:style-name="ro1">
          <table:table-cell office:value-type="string">
            <text:p>a1RW000000015ibMAA</text:p>
          </table:table-cell>
          <table:table-cell office:value-type="string">
            <text:p>PRD-002928</text:p>
          </table:table-cell>
          <table:table-cell office:value-type="string">
            <text:p>012W00000004QVmIAM</text:p>
          </table:table-cell>
          <table:table-cell office:value-type="string">
            <text:p>Pramerica Credit Opportunities Fund</text:p>
          </table:table-cell>
          <table:table-cell office:value-type="string">
            <text:p>Mutual Fund</text:p>
          </table:table-cell>
          <table:table-cell office:value-type="string">
            <text:p>a1QW00000001FvEMAU</text:p>
          </table:table-cell>
          <table:table-cell office:value-type="string">
            <text:p>true</text:p>
          </table:table-cell>
          <table:table-cell office:value-type="string">
            <text:p>SIP</text:p>
          </table:table-cell>
          <table:table-cell office:value-type="boolean" office:boolean-value="55">
            <text:p>TRUE</text:p>
          </table:table-cell>
        </table:table-row>
        <table:table-row table:style-name="ro1">
          <table:table-cell office:value-type="string">
            <text:p>a1RW000000015gxMAA</text:p>
          </table:table-cell>
          <table:table-cell office:value-type="string">
            <text:p>PRD-002876</text:p>
          </table:table-cell>
          <table:table-cell office:value-type="string">
            <text:p>012W00000004QVmIAM</text:p>
          </table:table-cell>
          <table:table-cell office:value-type="string">
            <text:p>Pramerica Equity Fund</text:p>
          </table:table-cell>
          <table:table-cell office:value-type="string">
            <text:p>Mutual Fund</text:p>
          </table:table-cell>
          <table:table-cell office:value-type="string">
            <text:p>a1QW00000001FvEMAU</text:p>
          </table:table-cell>
          <table:table-cell office:value-type="string">
            <text:p>true</text:p>
          </table:table-cell>
          <table:table-cell office:value-type="string">
            <text:p>Lumpsum</text:p>
          </table:table-cell>
          <table:table-cell office:value-type="boolean" office:boolean-value="56">
            <text:p>TRUE</text:p>
          </table:table-cell>
        </table:table-row>
        <table:table-row table:style-name="ro1">
          <table:table-cell office:value-type="string">
            <text:p>a1RW000000015idMAA</text:p>
          </table:table-cell>
          <table:table-cell office:value-type="string">
            <text:p>PRD-002930</text:p>
          </table:table-cell>
          <table:table-cell office:value-type="string">
            <text:p>012W00000004QVmIAM</text:p>
          </table:table-cell>
          <table:table-cell office:value-type="string">
            <text:p>Pramerica Short Term Income Fund</text:p>
          </table:table-cell>
          <table:table-cell office:value-type="string">
            <text:p>Mutual Fund</text:p>
          </table:table-cell>
          <table:table-cell office:value-type="string">
            <text:p>a1QW00000001FvEMAU</text:p>
          </table:table-cell>
          <table:table-cell office:value-type="string">
            <text:p>true</text:p>
          </table:table-cell>
          <table:table-cell office:value-type="string">
            <text:p>SIP</text:p>
          </table:table-cell>
          <table:table-cell office:value-type="boolean" office:boolean-value="57">
            <text:p>TRUE</text:p>
          </table:table-cell>
        </table:table-row>
        <table:table-row table:style-name="ro1">
          <table:table-cell office:value-type="string">
            <text:p>a1RW000000015gzMAA</text:p>
          </table:table-cell>
          <table:table-cell office:value-type="string">
            <text:p>PRD-002878</text:p>
          </table:table-cell>
          <table:table-cell office:value-type="string">
            <text:p>012W00000004QVmIAM</text:p>
          </table:table-cell>
          <table:table-cell office:value-type="string">
            <text:p>Pramerica Ultra Short Term Bond Fund</text:p>
          </table:table-cell>
          <table:table-cell office:value-type="string">
            <text:p>Mutual Fund</text:p>
          </table:table-cell>
          <table:table-cell office:value-type="string">
            <text:p>a1QW00000001FvEMAU</text:p>
          </table:table-cell>
          <table:table-cell office:value-type="string">
            <text:p>true</text:p>
          </table:table-cell>
          <table:table-cell office:value-type="string">
            <text:p>Lumpsum</text:p>
          </table:table-cell>
          <table:table-cell office:value-type="boolean" office:boolean-value="58">
            <text:p>TRUE</text:p>
          </table:table-cell>
        </table:table-row>
        <table:table-row table:style-name="ro1">
          <table:table-cell office:value-type="string">
            <text:p>a1RW000000015h0MAA</text:p>
          </table:table-cell>
          <table:table-cell office:value-type="string">
            <text:p>PRD-002879</text:p>
          </table:table-cell>
          <table:table-cell office:value-type="string">
            <text:p>012W00000004QVmIAM</text:p>
          </table:table-cell>
          <table:table-cell office:value-type="string">
            <text:p>Premium persoanl Guard</text:p>
          </table:table-cell>
          <table:table-cell office:value-type="string">
            <text:p>Mutual Fund</text:p>
          </table:table-cell>
          <table:table-cell office:value-type="string">
            <text:p>a1QW00000001FvFMAU</text:p>
          </table:table-cell>
          <table:table-cell office:value-type="string">
            <text:p>true</text:p>
          </table:table-cell>
          <table:table-cell office:value-type="string">
            <text:p>Lumpsum</text:p>
          </table:table-cell>
          <table:table-cell office:value-type="boolean" office:boolean-value="59">
            <text:p>TRUE</text:p>
          </table:table-cell>
        </table:table-row>
        <table:table-row table:style-name="ro1">
          <table:table-cell office:value-type="string">
            <text:p>a1RW000000015h2MAA</text:p>
          </table:table-cell>
          <table:table-cell office:value-type="string">
            <text:p>PRD-002881</text:p>
          </table:table-cell>
          <table:table-cell office:value-type="string">
            <text:p>012W00000004QVmIAM</text:p>
          </table:table-cell>
          <table:table-cell office:value-type="string">
            <text:p>Reliance Dynamic Bond Fund</text:p>
          </table:table-cell>
          <table:table-cell office:value-type="string">
            <text:p>Mutual Fund</text:p>
          </table:table-cell>
          <table:table-cell office:value-type="string">
            <text:p>a1QW00000001FuTMAU</text:p>
          </table:table-cell>
          <table:table-cell office:value-type="string">
            <text:p>true</text:p>
          </table:table-cell>
          <table:table-cell office:value-type="string">
            <text:p>Lumpsum</text:p>
          </table:table-cell>
          <table:table-cell office:value-type="boolean" office:boolean-value="60">
            <text:p>TRUE</text:p>
          </table:table-cell>
        </table:table-row>
        <table:table-row table:style-name="ro1">
          <table:table-cell office:value-type="string">
            <text:p>a1RW000000015h1MAA</text:p>
          </table:table-cell>
          <table:table-cell office:value-type="string">
            <text:p>PRD-002880</text:p>
          </table:table-cell>
          <table:table-cell office:value-type="string">
            <text:p>012W00000004QVmIAM</text:p>
          </table:table-cell>
          <table:table-cell office:value-type="string">
            <text:p>Reliance Equity Opportunities Fund - Retail Plan (G)</text:p>
          </table:table-cell>
          <table:table-cell office:value-type="string">
            <text:p>Mutual Fund</text:p>
          </table:table-cell>
          <table:table-cell office:value-type="string">
            <text:p>a1QW00000001FuTMAU</text:p>
          </table:table-cell>
          <table:table-cell office:value-type="string">
            <text:p>true</text:p>
          </table:table-cell>
          <table:table-cell office:value-type="string">
            <text:p>Lumpsum</text:p>
          </table:table-cell>
          <table:table-cell office:value-type="boolean" office:boolean-value="61">
            <text:p>TRUE</text:p>
          </table:table-cell>
        </table:table-row>
        <table:table-row table:style-name="ro1">
          <table:table-cell office:value-type="string">
            <text:p>a1RW000000015h3MAA</text:p>
          </table:table-cell>
          <table:table-cell office:value-type="string">
            <text:p>PRD-002882</text:p>
          </table:table-cell>
          <table:table-cell office:value-type="string">
            <text:p>012W00000004QVmIAM</text:p>
          </table:table-cell>
          <table:table-cell office:value-type="string">
            <text:p>Reliance Gold Savings Fund</text:p>
          </table:table-cell>
          <table:table-cell office:value-type="string">
            <text:p>Mutual Fund</text:p>
          </table:table-cell>
          <table:table-cell office:value-type="string">
            <text:p>a1QW00000001FuTMAU</text:p>
          </table:table-cell>
          <table:table-cell office:value-type="string">
            <text:p>true</text:p>
          </table:table-cell>
          <table:table-cell office:value-type="string">
            <text:p>Lumpsum</text:p>
          </table:table-cell>
          <table:table-cell office:value-type="boolean" office:boolean-value="62">
            <text:p>TRUE</text:p>
          </table:table-cell>
        </table:table-row>
        <table:table-row table:style-name="ro1">
          <table:table-cell office:value-type="string">
            <text:p>a1RW000000015h4MAA</text:p>
          </table:table-cell>
          <table:table-cell office:value-type="string">
            <text:p>PRD-002883</text:p>
          </table:table-cell>
          <table:table-cell office:value-type="string">
            <text:p>012W00000004QVmIAM</text:p>
          </table:table-cell>
          <table:table-cell office:value-type="string">
            <text:p>Reliance Growth Fund - Retail Plan</text:p>
          </table:table-cell>
          <table:table-cell office:value-type="string">
            <text:p>Mutual Fund</text:p>
          </table:table-cell>
          <table:table-cell office:value-type="string">
            <text:p>a1QW00000001FuTMAU</text:p>
          </table:table-cell>
          <table:table-cell office:value-type="string">
            <text:p>true</text:p>
          </table:table-cell>
          <table:table-cell office:value-type="string">
            <text:p>Lumpsum</text:p>
          </table:table-cell>
          <table:table-cell office:value-type="boolean" office:boolean-value="63">
            <text:p>TRUE</text:p>
          </table:table-cell>
        </table:table-row>
        <table:table-row table:style-name="ro1">
          <table:table-cell office:value-type="string">
            <text:p>a1RW000000015ihMAA</text:p>
          </table:table-cell>
          <table:table-cell office:value-type="string">
            <text:p>PRD-002934</text:p>
          </table:table-cell>
          <table:table-cell office:value-type="string">
            <text:p>012W00000004QVmIAM</text:p>
          </table:table-cell>
          <table:table-cell office:value-type="string">
            <text:p>Reliance Liquid Fund - Cash Plan</text:p>
          </table:table-cell>
          <table:table-cell office:value-type="string">
            <text:p>Mutual Fund</text:p>
          </table:table-cell>
          <table:table-cell office:value-type="string">
            <text:p>a1QW00000001FuTMAU</text:p>
          </table:table-cell>
          <table:table-cell office:value-type="string">
            <text:p>true</text:p>
          </table:table-cell>
          <table:table-cell office:value-type="string">
            <text:p>SIP</text:p>
          </table:table-cell>
          <table:table-cell office:value-type="boolean" office:boolean-value="64">
            <text:p>TRUE</text:p>
          </table:table-cell>
        </table:table-row>
        <table:table-row table:style-name="ro1">
          <table:table-cell office:value-type="string">
            <text:p>a1RW000000015h5MAA</text:p>
          </table:table-cell>
          <table:table-cell office:value-type="string">
            <text:p>PRD-002884</text:p>
          </table:table-cell>
          <table:table-cell office:value-type="string">
            <text:p>012W00000004QVmIAM</text:p>
          </table:table-cell>
          <table:table-cell office:value-type="string">
            <text:p>Reliance Money Manager Fund - Retail Plan</text:p>
          </table:table-cell>
          <table:table-cell office:value-type="string">
            <text:p>Mutual Fund</text:p>
          </table:table-cell>
          <table:table-cell office:value-type="string">
            <text:p>a1QW00000001FuTMAU</text:p>
          </table:table-cell>
          <table:table-cell office:value-type="string">
            <text:p>true</text:p>
          </table:table-cell>
          <table:table-cell office:value-type="string">
            <text:p>Lumpsum</text:p>
          </table:table-cell>
          <table:table-cell office:value-type="boolean" office:boolean-value="65">
            <text:p>TRUE</text:p>
          </table:table-cell>
        </table:table-row>
        <table:table-row table:style-name="ro1">
          <table:table-cell office:value-type="string">
            <text:p>a1RW000000015h6MAA</text:p>
          </table:table-cell>
          <table:table-cell office:value-type="string">
            <text:p>PRD-002885</text:p>
          </table:table-cell>
          <table:table-cell office:value-type="string">
            <text:p>012W00000004QVmIAM</text:p>
          </table:table-cell>
          <table:table-cell office:value-type="string">
            <text:p>Reliance Monthly Income Plan</text:p>
          </table:table-cell>
          <table:table-cell office:value-type="string">
            <text:p>Mutual Fund</text:p>
          </table:table-cell>
          <table:table-cell office:value-type="string">
            <text:p>a1QW00000001FuTMAU</text:p>
          </table:table-cell>
          <table:table-cell office:value-type="string">
            <text:p>true</text:p>
          </table:table-cell>
          <table:table-cell office:value-type="string">
            <text:p>Lumpsum</text:p>
          </table:table-cell>
          <table:table-cell office:value-type="boolean" office:boolean-value="66">
            <text:p>TRUE</text:p>
          </table:table-cell>
        </table:table-row>
        <table:table-row table:style-name="ro1">
          <table:table-cell office:value-type="string">
            <text:p>a1RW000000015h7MAA</text:p>
          </table:table-cell>
          <table:table-cell office:value-type="string">
            <text:p>PRD-002886</text:p>
          </table:table-cell>
          <table:table-cell office:value-type="string">
            <text:p>012W00000004QVmIAM</text:p>
          </table:table-cell>
          <table:table-cell office:value-type="string">
            <text:p>Reliance Regular Savings Fund - Debt Option - Retail Plan</text:p>
          </table:table-cell>
          <table:table-cell office:value-type="string">
            <text:p>Mutual Fund</text:p>
          </table:table-cell>
          <table:table-cell office:value-type="string">
            <text:p>a1QW00000001FuTMAU</text:p>
          </table:table-cell>
          <table:table-cell office:value-type="string">
            <text:p>true</text:p>
          </table:table-cell>
          <table:table-cell office:value-type="string">
            <text:p>Lumpsum</text:p>
          </table:table-cell>
          <table:table-cell office:value-type="boolean" office:boolean-value="67">
            <text:p>TRUE</text:p>
          </table:table-cell>
        </table:table-row>
        <table:table-row table:style-name="ro1">
          <table:table-cell office:value-type="string">
            <text:p>a1RW000000015h8MAA</text:p>
          </table:table-cell>
          <table:table-cell office:value-type="string">
            <text:p>PRD-002887</text:p>
          </table:table-cell>
          <table:table-cell office:value-type="string">
            <text:p>012W00000004QVmIAM</text:p>
          </table:table-cell>
          <table:table-cell office:value-type="string">
            <text:p>Reliance Tax Saver (ELSS) Fund</text:p>
          </table:table-cell>
          <table:table-cell office:value-type="string">
            <text:p>Mutual Fund</text:p>
          </table:table-cell>
          <table:table-cell office:value-type="string">
            <text:p>a1QW00000001FuTMAU</text:p>
          </table:table-cell>
          <table:table-cell office:value-type="string">
            <text:p>true</text:p>
          </table:table-cell>
          <table:table-cell office:value-type="string">
            <text:p>Lumpsum</text:p>
          </table:table-cell>
          <table:table-cell office:value-type="boolean" office:boolean-value="68">
            <text:p>TRUE</text:p>
          </table:table-cell>
        </table:table-row>
        <table:table-row table:style-name="ro1">
          <table:table-cell office:value-type="string">
            <text:p>a1RW000000015h9MAA</text:p>
          </table:table-cell>
          <table:table-cell office:value-type="string">
            <text:p>PRD-002888</text:p>
          </table:table-cell>
          <table:table-cell office:value-type="string">
            <text:p>012W00000004QVmIAM</text:p>
          </table:table-cell>
          <table:table-cell office:value-type="string">
            <text:p>SBI Dynamic Bond Fund</text:p>
          </table:table-cell>
          <table:table-cell office:value-type="string">
            <text:p>Mutual Fund</text:p>
          </table:table-cell>
          <table:table-cell office:value-type="string">
            <text:p>a1QW00000001FvGMAU</text:p>
          </table:table-cell>
          <table:table-cell office:value-type="string">
            <text:p>true</text:p>
          </table:table-cell>
          <table:table-cell office:value-type="string">
            <text:p>Lumpsum</text:p>
          </table:table-cell>
          <table:table-cell office:value-type="boolean" office:boolean-value="69">
            <text:p>TRUE</text:p>
          </table:table-cell>
        </table:table-row>
        <table:table-row table:style-name="ro1">
          <table:table-cell office:value-type="string">
            <text:p>a1RW000000015hAMAQ</text:p>
          </table:table-cell>
          <table:table-cell office:value-type="string">
            <text:p>PRD-002889</text:p>
          </table:table-cell>
          <table:table-cell office:value-type="string">
            <text:p>012W00000004QVmIAM</text:p>
          </table:table-cell>
          <table:table-cell office:value-type="string">
            <text:p>SBI Emerging Businesses Fund - Regular Plan - G</text:p>
          </table:table-cell>
          <table:table-cell office:value-type="string">
            <text:p>Mutual Fund</text:p>
          </table:table-cell>
          <table:table-cell office:value-type="string">
            <text:p>a1QW00000001FvGMAU</text:p>
          </table:table-cell>
          <table:table-cell office:value-type="string">
            <text:p>true</text:p>
          </table:table-cell>
          <table:table-cell office:value-type="string">
            <text:p>Lumpsum</text:p>
          </table:table-cell>
          <table:table-cell office:value-type="boolean" office:boolean-value="70">
            <text:p>TRUE</text:p>
          </table:table-cell>
        </table:table-row>
        <table:table-row table:style-name="ro1">
          <table:table-cell office:value-type="string">
            <text:p>a1RW000000015hIMAQ</text:p>
          </table:table-cell>
          <table:table-cell office:value-type="string">
            <text:p>PRD-002897</text:p>
          </table:table-cell>
          <table:table-cell office:value-type="string">
            <text:p>012W00000004QVmIAM</text:p>
          </table:table-cell>
          <table:table-cell office:value-type="string">
            <text:p>SBI Magnum Tax Gain Scheme</text:p>
          </table:table-cell>
          <table:table-cell office:value-type="string">
            <text:p>Mutual Fund</text:p>
          </table:table-cell>
          <table:table-cell office:value-type="string">
            <text:p>a1QW00000001FvGMAU</text:p>
          </table:table-cell>
          <table:table-cell office:value-type="string">
            <text:p>true</text:p>
          </table:table-cell>
          <table:table-cell office:value-type="string">
            <text:p>Lumpsum</text:p>
          </table:table-cell>
          <table:table-cell office:value-type="boolean" office:boolean-value="71">
            <text:p>TRUE</text:p>
          </table:table-cell>
        </table:table-row>
        <table:table-row table:style-name="ro1">
          <table:table-cell office:value-type="string">
            <text:p>a1RW000000015hBMAQ</text:p>
          </table:table-cell>
          <table:table-cell office:value-type="string">
            <text:p>PRD-002890</text:p>
          </table:table-cell>
          <table:table-cell office:value-type="string">
            <text:p>012W00000004QVmIAM</text:p>
          </table:table-cell>
          <table:table-cell office:value-type="string">
            <text:p>Sundaram Select Focus</text:p>
          </table:table-cell>
          <table:table-cell office:value-type="string">
            <text:p>Mutual Fund</text:p>
          </table:table-cell>
          <table:table-cell office:value-type="string">
            <text:p>a1QW00000001FvHMAU</text:p>
          </table:table-cell>
          <table:table-cell office:value-type="string">
            <text:p>true</text:p>
          </table:table-cell>
          <table:table-cell office:value-type="string">
            <text:p>Lumpsum</text:p>
          </table:table-cell>
          <table:table-cell office:value-type="boolean" office:boolean-value="72">
            <text:p>TRUE</text:p>
          </table:table-cell>
        </table:table-row>
        <table:table-row table:style-name="ro1">
          <table:table-cell office:value-type="string">
            <text:p>a1RW000000015hCMAQ</text:p>
          </table:table-cell>
          <table:table-cell office:value-type="string">
            <text:p>PRD-002891</text:p>
          </table:table-cell>
          <table:table-cell office:value-type="string">
            <text:p>012W00000004QVmIAM</text:p>
          </table:table-cell>
          <table:table-cell office:value-type="string">
            <text:p>Sundaram Select Mid Cap</text:p>
          </table:table-cell>
          <table:table-cell office:value-type="string">
            <text:p>Mutual Fund</text:p>
          </table:table-cell>
          <table:table-cell office:value-type="string">
            <text:p>a1QW00000001FvHMAU</text:p>
          </table:table-cell>
          <table:table-cell office:value-type="string">
            <text:p>true</text:p>
          </table:table-cell>
          <table:table-cell office:value-type="string">
            <text:p>Lumpsum</text:p>
          </table:table-cell>
          <table:table-cell office:value-type="boolean" office:boolean-value="73">
            <text:p>TRUE</text:p>
          </table:table-cell>
        </table:table-row>
        <table:table-row table:style-name="ro1">
          <table:table-cell office:value-type="string">
            <text:p>a1RW000000015hEMAQ</text:p>
          </table:table-cell>
          <table:table-cell office:value-type="string">
            <text:p>PRD-002893</text:p>
          </table:table-cell>
          <table:table-cell office:value-type="string">
            <text:p>012W00000004QVmIAM</text:p>
          </table:table-cell>
          <table:table-cell office:value-type="string">
            <text:p>Templeton India Equity Income Fund</text:p>
          </table:table-cell>
          <table:table-cell office:value-type="string">
            <text:p>Mutual Fund</text:p>
          </table:table-cell>
          <table:table-cell office:value-type="string">
            <text:p>a1QW00000001FvIMAU</text:p>
          </table:table-cell>
          <table:table-cell office:value-type="string">
            <text:p>true</text:p>
          </table:table-cell>
          <table:table-cell office:value-type="string">
            <text:p>Lumpsum</text:p>
          </table:table-cell>
          <table:table-cell office:value-type="boolean" office:boolean-value="74">
            <text:p>TRUE</text:p>
          </table:table-cell>
        </table:table-row>
        <table:table-row table:style-name="ro1">
          <table:table-cell office:value-type="string">
            <text:p>a1RW000000015hDMAQ</text:p>
          </table:table-cell>
          <table:table-cell office:value-type="string">
            <text:p>PRD-002892</text:p>
          </table:table-cell>
          <table:table-cell office:value-type="string">
            <text:p>012W00000004QVmIAM</text:p>
          </table:table-cell>
          <table:table-cell office:value-type="string">
            <text:p>Templeton India Growth Fund</text:p>
          </table:table-cell>
          <table:table-cell office:value-type="string">
            <text:p>Mutual Fund</text:p>
          </table:table-cell>
          <table:table-cell office:value-type="string">
            <text:p>a1QW00000001FvIMAU</text:p>
          </table:table-cell>
          <table:table-cell office:value-type="string">
            <text:p>true</text:p>
          </table:table-cell>
          <table:table-cell office:value-type="string">
            <text:p>Lumpsum</text:p>
          </table:table-cell>
          <table:table-cell office:value-type="boolean" office:boolean-value="75">
            <text:p>TRUE</text:p>
          </table:table-cell>
        </table:table-row>
        <table:table-row table:style-name="ro1">
          <table:table-cell office:value-type="string">
            <text:p>a1RW000000015hFMAQ</text:p>
          </table:table-cell>
          <table:table-cell office:value-type="string">
            <text:p>PRD-002894</text:p>
          </table:table-cell>
          <table:table-cell office:value-type="string">
            <text:p>012W00000004QVmIAM</text:p>
          </table:table-cell>
          <table:table-cell office:value-type="string">
            <text:p>Templeton India Short Term Income Plan</text:p>
          </table:table-cell>
          <table:table-cell office:value-type="string">
            <text:p>Mutual Fund</text:p>
          </table:table-cell>
          <table:table-cell office:value-type="string">
            <text:p>a1QW00000001FvIMAU</text:p>
          </table:table-cell>
          <table:table-cell office:value-type="string">
            <text:p>true</text:p>
          </table:table-cell>
          <table:table-cell office:value-type="string">
            <text:p>Lumpsum</text:p>
          </table:table-cell>
          <table:table-cell office:value-type="boolean" office:boolean-value="76">
            <text:p>TRUE</text:p>
          </table:table-cell>
        </table:table-row>
        <table:table-row table:style-name="ro1">
          <table:table-cell office:value-type="string">
            <text:p>a1RW000000015hGMAQ</text:p>
          </table:table-cell>
          <table:table-cell office:value-type="string">
            <text:p>PRD-002895</text:p>
          </table:table-cell>
          <table:table-cell office:value-type="string">
            <text:p>012W00000004QVmIAM</text:p>
          </table:table-cell>
          <table:table-cell office:value-type="string">
            <text:p>Templeton India Treasury Management Account - Regular Plan</text:p>
          </table:table-cell>
          <table:table-cell office:value-type="string">
            <text:p>Mutual Fund</text:p>
          </table:table-cell>
          <table:table-cell office:value-type="string">
            <text:p>a1QW00000001FvIMAU</text:p>
          </table:table-cell>
          <table:table-cell office:value-type="string">
            <text:p>true</text:p>
          </table:table-cell>
          <table:table-cell office:value-type="string">
            <text:p>Lumpsum</text:p>
          </table:table-cell>
          <table:table-cell office:value-type="boolean" office:boolean-value="77">
            <text:p>TRUE</text:p>
          </table:table-cell>
        </table:table-row>
        <table:table-row table:style-name="ro1">
          <table:table-cell office:value-type="string">
            <text:p>a1RW00000001AZKMA2</text:p>
          </table:table-cell>
          <table:table-cell office:value-type="string">
            <text:p>PRD-003401</text:p>
          </table:table-cell>
          <table:table-cell office:value-type="string">
            <text:p>012W00000004QVmIAM</text:p>
          </table:table-cell>
          <table:table-cell office:value-type="string">
            <text:p>Test 00</text:p>
          </table:table-cell>
          <table:table-cell office:value-type="string">
            <text:p>Mutual Fund</text:p>
          </table:table-cell>
          <table:table-cell office:value-type="string">
            <text:p>a1QW00000001FvNMAU</text:p>
          </table:table-cell>
          <table:table-cell office:value-type="string">
            <text:p>true</text:p>
          </table:table-cell>
          <table:table-cell office:value-type="string">
            <text:p>SIP</text:p>
          </table:table-cell>
          <table:table-cell office:value-type="boolean" office:boolean-value="78">
            <text:p>TRUE</text:p>
          </table:table-cell>
        </table:table-row>
        <table:table-row table:style-name="ro1">
          <table:table-cell office:value-type="string">
            <text:p>a1RW000000015hHMAQ</text:p>
          </table:table-cell>
          <table:table-cell office:value-type="string">
            <text:p>PRD-002896</text:p>
          </table:table-cell>
          <table:table-cell office:value-type="string">
            <text:p>012W00000004QVmIAM</text:p>
          </table:table-cell>
          <table:table-cell office:value-type="string">
            <text:p>Top Up Policy with Rs.4,00,000 deductible</text:p>
          </table:table-cell>
          <table:table-cell office:value-type="string">
            <text:p>Mutual Fund</text:p>
          </table:table-cell>
          <table:table-cell office:value-type="string">
            <text:p>a1QW00000001FvJMAU</text:p>
          </table:table-cell>
          <table:table-cell office:value-type="string">
            <text:p>true</text:p>
          </table:table-cell>
          <table:table-cell office:value-type="string">
            <text:p>Lumpsum</text:p>
          </table:table-cell>
          <table:table-cell office:value-type="boolean" office:boolean-value="79">
            <text:p>TRUE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12">06/12/2013</text:date>, <text:time>13:36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2T13:35:16.84</meta:creation-date>
    <dc:date>2013-06-12T13:36:08.13</dc:date>
    <meta:editing-duration>PT51S</meta:editing-duration>
    <meta:editing-cycles>1</meta:editing-cycles>
    <meta:document-statistic meta:table-count="3" meta:cell-count="720" meta:object-count="0"/>
    <meta:generator>OpenOffice.org/3.4$Win32 OpenOffice.org_project/340m1$Build-9590</meta:generator>
  </office:meta>
</office:document-meta>
</file>